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P1" style:family="paragraph" style:parent-style-name="Standard">
      <style:text-properties style:font-name="Arial" fo:font-size="12.0pt" fo:color="#000000"/>
    </style:style>
    <style:style style:name="P2" style:family="paragraph" style:parent-style-name="Standard">
      <style:paragraph-properties fo:margin-bottom="0.1667in"/>
      <style:text-properties style:font-name="Arial" fo:font-size="12.0pt" fo:color="#000000"/>
    </style:style>
    <style:style style:name="P3" style:family="paragraph" style:parent-style-name="Standard">
      <style:paragraph-properties fo:margin-bottom="0.0556in"/>
      <style:text-properties style:font-name="Arial" fo:font-size="14.0pt" fo:color="#233c7d"/>
    </style:style>
    <style:style style:name="P4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12.0pt" fo:color="#000000"/>
    </style:style>
    <style:style style:name="P5" style:family="paragraph" style:parent-style-name="Standard">
      <style:text-properties style:font-name="Arial" fo:font-size="12.0pt" fo:color="#b02621" fo:background-color="#ffff0b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Fondée en juin 2025, Les Parents de Pennac est une association 100 % dédiée à l'école Daniel Pennac.</text:p>
      <text:p text:style-name="P2"/>
      <text:p text:style-name="P3"><text:span text:style-name="T1">Nos valeurs</text:span></text:p>
      <text:p text:style-name="P1">Bienveillance, écoute et partage : des bases solides pour avancer ensemble.</text:p>
      <text:p text:style-name="P2"/>
      <text:p text:style-name="P3"><text:span text:style-name="T1">Notre rôle</text:span></text:p>
      <text:list text:style-name="L1">
        <text:list-item>
          <text:p text:style-name="P4">Créer du lien entre les familles et l'école</text:p>
        </text:list-item>
        <text:list-item>
          <text:p text:style-name="P4">Être un relais avec le périscolaire</text:p>
        </text:list-item>
        <text:list-item>
          <text:p text:style-name="P4">Soutenir les projets scolaires</text:p>
        </text:list-item>
        <text:list-item>
          <text:p text:style-name="P4">Organiser des actions pour collecter des fonds reversés à l'école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4</meta:generator>
  </office:meta>
</office:document-meta>
</file>